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East Syriac Adiabene" svg:font-family="'East Syriac Adiabene'" style:font-pitch="variable"/>
    <style:font-face style:name="KanjiStrokeOrders" svg:font-family="KanjiStrokeOrders" style:font-pitch="variable"/>
    <style:font-face style:name="Liberation Sans1" svg:font-family="'Liberation Sans'" style:font-pitch="variable"/>
    <style:font-face style:name="Open Sans Light" svg:font-family="'Open Sans Light'" style:font-pitch="variable"/>
    <style:font-face style:name="Oxygen-Sans" svg:font-family="Oxygen-Sans" style:font-pitch="variable"/>
    <style:font-face style:name="Serto Malankara" svg:font-family="'Serto Malanka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Open Sans Light" officeooo:rsid="000c3f99" officeooo:paragraph-rsid="000c3f99"/>
    </style:style>
    <style:style style:name="P2" style:family="paragraph" style:parent-style-name="Standard">
      <style:text-properties style:font-name="Open Sans Light" officeooo:rsid="000c3f99" officeooo:paragraph-rsid="000fb48f"/>
    </style:style>
    <style:style style:name="P3" style:family="paragraph" style:parent-style-name="Standard">
      <style:text-properties style:font-name="Open Sans Light" fo:font-size="10pt" officeooo:rsid="000c3f99" officeooo:paragraph-rsid="000c3f99" style:font-size-asian="10pt" style:font-size-complex="10pt"/>
    </style:style>
    <style:style style:name="P4" style:family="paragraph" style:parent-style-name="Standard">
      <style:text-properties style:font-name="Cantarell" fo:font-weight="bold" officeooo:rsid="000c3f99" officeooo:paragraph-rsid="000c3f99" style:font-weight-asian="bold" style:font-weight-complex="bold"/>
    </style:style>
    <style:style style:name="P5" style:family="paragraph" style:parent-style-name="Footnote">
      <style:text-properties officeooo:rsid="000fb48f" officeooo:paragraph-rsid="000fb48f"/>
    </style:style>
    <style:style style:name="P6" style:family="paragraph" style:parent-style-name="Footnote">
      <style:text-properties officeooo:paragraph-rsid="000fb48f"/>
    </style:style>
    <style:style style:name="P7" style:family="paragraph" style:parent-style-name="Footnote">
      <style:text-properties officeooo:rsid="00128645" officeooo:paragraph-rsid="00128645"/>
    </style:style>
    <style:style style:name="P8" style:family="paragraph" style:parent-style-name="Quotations">
      <style:text-properties fo:font-weight="bold" style:font-weight-asian="bold" style:font-weight-complex="bold"/>
    </style:style>
    <style:style style:name="T1" style:family="text">
      <style:text-properties officeooo:rsid="000fb48f"/>
    </style:style>
    <style:style style:name="T2" style:family="text">
      <style:text-properties style:font-name="Open Sans Light"/>
    </style:style>
    <style:style style:name="T3" style:family="text">
      <style:text-properties style:text-position="super 58%"/>
    </style:style>
    <style:style style:name="T4" style:family="text">
      <style:text-properties style:text-position="super 58%" officeooo:rsid="000fb48f"/>
    </style:style>
    <style:style style:name="T5" style:family="text">
      <style:text-properties style:font-name="East Syriac Adiabene"/>
    </style:style>
    <style:style style:name="T6" style:family="text">
      <style:text-properties style:font-name="KanjiStrokeOrders"/>
    </style:style>
    <style:style style:name="T7" style:family="text">
      <style:text-properties style:font-name="Oxygen-Sans"/>
    </style:style>
    <style:style style:name="T8" style:family="text">
      <style:text-properties style:font-name="Serto Malankara"/>
    </style:style>
    <style:style style:name="T9" style:family="text">
      <style:text-properties style:font-name="Liberation Sans1"/>
    </style:style>
  </office:automatic-styles>
  <office:body>
    <office:text text:use-soft-page-breaks="true">
      <office:forms form:automatic-focus="false" form:apply-design-mode="false"/>
      <text:variable-decls>
        <text:variable-decl office:value-type="float" text:name="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tained data in civil proceedings consultation <text:s/></text:p>
      <text:p text:style-name="P3">Communications Security Branch <text:s/></text:p>
      <text:p text:style-name="P3">Attorney-General's Department <text:s/></text:p>
      <text:p text:style-name="P3">3-5 National Circuit <text:s/></text:p>
      <text:p text:style-name="P3">BARTON ACT 2600 <text:s/></text:p>
      <text:p text:style-name="P3"/>
      <text:p text:style-name="P3"/>
      <text:p text:style-name="P3"/>
      <text:p text:style-name="P3"/>
      <text:p text:style-name="P3"/>
      <text:p text:style-name="P4">Submission against the use of telecommunications data held by a service provider solely for the purpose of complying with the mandatory data retention regime in any civil litigation</text:p>
      <text:p text:style-name="P1"/>
      <text:p text:style-name="P1">When mandatory metadata retention laws were first announced several people and high profile organisations raised concerns about the storage and use of this incredible amount of very personal data being kept on all Australians. However the laws were ushered through under the guise of national security. It was claimed that stronger powers were needed to protect Australia from terrorism<text:span text:style-name="T1"><text:note text:id="ftn0" text:note-class="footnote"><text:note-citation>1</text:note-citation><text:note-body><text:p text:style-name="P6"><text:span text:style-name="T1">ABC the 730 Report - </text:span><text:a xlink:type="simple" xlink:href="http://www.abc.net.au/7.30/content/2015/s4184359.htm" text:style-name="Internet_20_link" text:visited-style-name="Visited_20_Internet_20_Link"><text:span text:style-name="T1">'Democracies must be on front foot' says George Brandis as Government prepares new laws </text:span></text:a></text:p></text:note-body></text:note></text:span> and that this huge expansion of law enforcement capabilities would be used by intelligence agencies to fight Islamic State<text:note text:id="ftn1" text:note-class="footnote"><text:note-citation>2</text:note-citation><text:note-body><text:p text:style-name="P5">The Australian - <text:a xlink:type="simple" xlink:href="http://www.theaustralian.com.au/opinion/one-more-antiterror-tool/news-story/b9f48192069443268dec2dfcb04870c5" text:style-name="Internet_20_link" text:visited-style-name="Visited_20_Internet_20_Link">One more anti-terror tool</text:a></text:p></text:note-body></text:note>.</text:p>
      <text:p text:style-name="P1"/>
      <text:p text:style-name="P1">The metadata facts sheet<text:note text:id="ftn2" text:note-class="footnote"><text:note-citation>3</text:note-citation><text:note-body><text:p text:style-name="P5">The Attorney-general's Department - <text:a xlink:type="simple" xlink:href="https://www.ag.gov.au/NationalSecurity/DataRetention/Documents/KeepingourcommunitysafeFactsheet.pdf" text:style-name="Internet_20_link" text:visited-style-name="Visited_20_Internet_20_Link">Data retention facts</text:a></text:p></text:note-body></text:note> released by the Attorney-general's Department says that</text:p>
      <text:p text:style-name="P1"/>
      <text:p text:style-name="Quotations">Metadata is vital to nearly every counter-terrorism, organised crime, counter-espionage and cyber-security investigation. It is used in almost every serious criminal investigation, including murder, sexual assault, child exploitation and kidnapping.</text:p>
      <text:p text:style-name="P1"/>
      <text:p text:style-name="P2">However from the day mandatory data retention was introduced it was feared that this information, described in an opinion piece by George Brandis titled "One more anti-terror tool" as being "vital to investigate terrorism and organised crime."<text:span text:style-name="T3"><text:note-ref text:note-class="footnote" text:reference-format="text" text:ref-name="ftn1">2</text:note-ref></text:span><text:span text:style-name="T3">.</text:span> would instead be subject to mission creep. Many predicted that metadata kept solely for the purpose of complying with the mandatory data retention regime would go from a tool only to be used in "serious criminal investigation" to a source of information for petty crimes and civil litigation.</text:p>
      <text:p text:style-name="P1"/>
      <text:p text:style-name="P1">In the Consultation Paper it is mentioned that</text:p>
      <text:p text:style-name="P1"/>
      <text:p text:style-name="Quotations">In the course of the Committee’s inquiry into the Bill, a number of submissions expressed concerns that retained telecommunications data would be able to be accessed by parties to civil proceedings.</text:p>
      <text:p text:style-name="Quotations"><text:soft-page-break/>In its Advisory Report on the Telecommunications (Interception and Access) Amendment (Data Retention) Bill 2014, the Committee recommended that the Bill ‘be amended to</text:p>
      <text:p text:style-name="Quotations">prohibit civil litigants from being able to access telecommunications data that is held by a service provider solely for the purpose of complying with the mandatory data retention regime.’</text:p>
      <text:p text:style-name="P1"/>
      <text:p text:style-name="P1">I find it particularly worrying that the question on the Data Retention FAQs that talked about use in copyright enforcement has now been removed, previously<text:note text:id="ftn3" text:note-class="footnote"><text:note-citation>4</text:note-citation><text:note-body><text:p text:style-name="P7">Snapshot of the FAQs on archive.org from <text:a xlink:type="simple" xlink:href="http://web.archive.org/web/20160428205854/https://www.ag.gov.au/NationalSecurity/DataRetention/Pages/Frequentlyaskedquestions.aspx#RetentionCopyright" text:style-name="Internet_20_link" text:visited-style-name="Visited_20_Internet_20_Link">28/04/2016</text:a> and the <text:a xlink:type="simple" xlink:href="https://www.ag.gov.au/NationalSecurity/DataRetention/Pages/Frequentlyaskedquestions.aspx" text:style-name="Internet_20_link" text:visited-style-name="Visited_20_Internet_20_Link">current version</text:a></text:p></text:note-body></text:note> it said:</text:p>
      <text:p text:style-name="P1"/>
      <text:p text:style-name="P8">Will data retention be used for copyright enforcement?</text:p>
      <text:p text:style-name="Quotations">The Telecommunications (Interception and Access) Act 1979 only allows access for limited purposes, such as criminal law enforcement matters. Breach of copyright is generally a civil law wrong. The Act will preclude access to telecommunications data retained solely for the purpose of complying with the mandatory data retention scheme for the purposes of civil litigation.</text:p>
      <text:p text:style-name="P1"/>
      <text:p text:style-name="P1">and I fear that a tool which was originally introduced to fight terrorism will now become a tool of large private media organisation perusing copyright violations.</text:p>
      <text:p text:style-name="P1"/>
      <text:p text:style-name="P1">In regards to the question 3;</text:p>
      <text:p text:style-name="P1"/>
      <text:p text:style-name="Quotations">Are there particular kinds of civil proceedings or circumstances in which the prohibition in section 280(1B) of the Telecommunications Act 1997 should not apply?</text:p>
      <text:p text:style-name="P1"/>
      <text:p text:style-name="P1">I believe the answer should be a strong and firm "No, the prohibition in section 280(1B) of the Telecommunications Act 1997 should apply to all types of civil proceedings". We should be looking to strengthen our controls and protections around this data not to weaken th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East Syriac Adiabene" svg:font-family="'East Syriac Adiabene'" style:font-pitch="variable"/>
    <style:font-face style:name="KanjiStrokeOrders" svg:font-family="KanjiStrokeOrders" style:font-pitch="variable"/>
    <style:font-face style:name="Liberation Sans1" svg:font-family="'Liberation Sans'" style:font-pitch="variable"/>
    <style:font-face style:name="Open Sans Light" svg:font-family="'Open Sans Light'" style:font-pitch="variable"/>
    <style:font-face style:name="Oxygen-Sans" svg:font-family="Oxygen-Sans" style:font-pitch="variable"/>
    <style:font-face style:name="Serto Malankara" svg:font-family="'Serto Malanka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04:05.042408428</meta:creation-date>
    <meta:generator>LibreOffice/5.2.4.2.0$Linux_X86_64 LibreOffice_project/20m0$Build-2</meta:generator>
    <dc:date>2017-01-11T18:29:43.786447090</dc:date>
    <meta:editing-duration>PT7M32S</meta:editing-duration>
    <meta:editing-cycles>4</meta:editing-cycles>
    <meta:document-statistic meta:table-count="0" meta:image-count="0" meta:object-count="0" meta:page-count="2" meta:paragraph-count="25" meta:word-count="578" meta:character-count="3811" meta:non-whitespace-character-count="3247"/>
  </office:meta>
</office:document-meta>
</file>